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, Ubuntu, Cantarell, 'Fira Sans', 'Droid Sans', 'Helvetica Neue', sans-serif"/>
  </office:font-face-decls>
  <office:automatic-styles>
    <style:style style:name="P1" style:family="paragraph" style:parent-style-name="Standard">
      <style:text-properties style:text-underline-style="none" officeooo:rsid="0010ff7d" officeooo:paragraph-rsid="0010ff7d"/>
    </style:style>
    <style:style style:name="P2" style:family="paragraph" style:parent-style-name="Standard">
      <style:text-properties style:text-underline-style="none" officeooo:rsid="0010ff7d" officeooo:paragraph-rsid="0011e844"/>
    </style:style>
    <style:style style:name="P3" style:family="paragraph" style:parent-style-name="Standard">
      <style:text-properties style:text-underline-style="none" officeooo:rsid="0011e844" officeooo:paragraph-rsid="0011e844"/>
    </style:style>
    <style:style style:name="T1" style:family="text">
      <style:text-properties officeooo:rsid="0010ff7d"/>
    </style:style>
    <style:style style:name="T2" style:family="text">
      <style:text-properties officeooo:rsid="0011e84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3e976"/>
    </style:style>
    <style:style style:name="T5" style:family="text">
      <style:text-properties style:text-underline-style="solid" style:text-underline-width="auto" style:text-underline-color="font-color" officeooo:rsid="0015d373"/>
    </style:style>
    <style:style style:name="T6" style:family="text">
      <style:text-properties officeooo:rsid="0013e976"/>
    </style:style>
    <style:style style:name="T7" style:family="text">
      <style:text-properties officeooo:rsid="0015d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Em que ano foi feito o primeiro jogo? </text:p>
      <text:p text:style-name="P1"><text:s/></text:p>
      <text:p text:style-name="P1">R: <text:span text:style-name="T4">1993</text:span> / <text:span text:style-name="T6">1998</text:span><text:span text:style-name="T2"> / </text:span><text:span text:style-name="T6">1992</text:span></text:p>
      <text:p text:style-name="P1"/>
      <text:p text:style-name="P1">2 – Qual foi o jogador da capa do FIFA 20? </text:p>
      <text:p text:style-name="P1"/>
      <text:p text:style-name="P1">R: <text:span text:style-name="T4">Hazard</text:span> / <text:span text:style-name="T6">Neymar</text:span><text:span text:style-name="T2"> / </text:span><text:span text:style-name="T6">Cristiano Ronaldo</text:span></text:p>
      <text:p text:style-name="P1"/>
      <text:p text:style-name="P2">3 – Quem foi o jogador da capa do Fifa 18?</text:p>
      <text:p text:style-name="P1"/>
      <text:p text:style-name="P1">R: <text:span text:style-name="T4">Cristiano Ronaldo</text:span> / <text:span text:style-name="T6">Neymar</text:span><text:span text:style-name="T2"> / </text:span><text:span text:style-name="T6">Messi</text:span><text:span text:style-name="T2"> </text:span></text:p>
      <text:p text:style-name="P1"/>
      <text:p text:style-name="P2">4 – Quem foi o primeiro jogador a evoluir graficamente no Fifa?</text:p>
      <text:p text:style-name="P1"/>
      <text:p text:style-name="P1">R- <text:span text:style-name="T4">Figo</text:span> / <text:span text:style-name="T6">Deco</text:span><text:span text:style-name="T2"> / </text:span><text:span text:style-name="T6">Ronaldinho</text:span></text:p>
      <text:p text:style-name="P1"/>
      <text:p text:style-name="P2">5- O que significa Fifa? </text:p>
      <text:p text:style-name="P1"/>
      <text:p text:style-name="P1">R – <text:span text:style-name="T6">Federação Internacional de Futebol Atual</text:span> / <text:span text:style-name="T6">Federação Internacional de Futebol Analítico</text:span><text:span text:style-name="T2"> / </text:span><text:span text:style-name="T4">Federação Internacional de Futebol Associado</text:span></text:p>
      <text:p text:style-name="P1"/>
      <text:p text:style-name="P2">6- <text:span text:style-name="T6">Q</text:span>ual foi o último Fifa a ser lançado?</text:p>
      <text:p text:style-name="P1"/>
      <text:p text:style-name="P1">R- <text:span text:style-name="T6">22</text:span> / <text:span text:style-name="T6">Fifa Legend / </text:span><text:span text:style-name="T4">23</text:span></text:p>
      <text:p text:style-name="P1"/>
      <text:p text:style-name="P2">7- Quem foi o jogador a ser capa por duas vezes seguidas no Fifa?</text:p>
      <text:p text:style-name="P1"/>
      <text:p text:style-name="P3">R- <text:span text:style-name="T7">Hazard</text:span> / <text:span text:style-name="T7">Neymar / </text:span><text:span text:style-name="T5">Mbappe</text:span></text:p>
      <text:p text:style-name="P3"/>
      <text:p text:style-name="P3">8- Quem é o melhor atacante em over<text:span text:style-name="T7">all</text:span> do Fifa 23?</text:p>
      <text:p text:style-name="P3"/>
      <text:p text:style-name="P3">R- <text:span text:style-name="T7">Messi</text:span> / <text:span text:style-name="T7">Neymar</text:span> / <text:span text:style-name="T5">Mbappe</text:span></text:p>
      <text:p text:style-name="P3"/>
      <text:p text:style-name="P3">9- Quem é o pior jogador em over do Fifa 22?<text:span text:style-name="T1"> </text:span></text:p>
      <text:p text:style-name="P3"/>
      <text:p text:style-name="P3">R- <text:span text:style-name="T5">Wang Shilong</text:span> / <text:span text:style-name="T7">Myke Klyan</text:span> / <text:span text:style-name="T7">Denni Wolder</text:span></text:p>
      <text:p text:style-name="P3"/>
      <text:p text:style-name="P3">10 – Qual é o over do Neymar no Fifa 23? </text:p>
      <text:p text:style-name="P3"/>
      <text:p text:style-name="P3">R- <text:span text:style-name="T7">91 </text:span>/ <text:span text:style-name="T7">90</text:span> / <text:span text:style-name="T5">8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3:54:57.491284341</meta:creation-date>
    <dc:date>2022-11-10T14:31:13.376845919</dc:date>
    <meta:editing-duration>PT4M22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1" meta:word-count="178" meta:character-count="854" meta:non-whitespace-character-count="683"/>
  </office:meta>
</office:document-meta>
</file>